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Table_20_Contents">
      <style:paragraph-properties style:snap-to-layout-grid="false"/>
      <style:text-properties officeooo:rsid="0003084b" officeooo:paragraph-rsid="000308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a test document</text:p>
      <text:p text:style-name="P1">This line is in bold</text:p>
      <text:p text:style-name="P2">Here is a tabl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op left</text:p>
          </table:table-cell>
          <table:table-cell table:style-name="Table1.B1" office:value-type="string">
            <text:p text:style-name="P4">Top Right</text:p>
          </table:table-cell>
        </table:table-row>
        <table:table-row table:style-name="Table1.1">
          <table:table-cell table:style-name="Table1.A2" office:value-type="string">
            <text:p text:style-name="P4">Bottom left</text:p>
          </table:table-cell>
          <table:table-cell table:style-name="Table1.B2" office:value-type="string">
            <text:p text:style-name="P4">Bottom right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6:55:27.560807500</meta:creation-date>
    <dc:date>2015-03-04T16:57:03.930744900</dc:date>
    <meta:editing-cycles>1</meta:editing-cycles>
    <meta:editing-duration>P15824DT17H31M44S</meta:editing-duration>
    <meta:generator>LibreOffice/4.2.7.2$Linux_x86 LibreOffice_project/420m0$Build-2</meta:generator>
    <meta:document-statistic meta:table-count="1" meta:image-count="0" meta:object-count="0" meta:page-count="1" meta:paragraph-count="7" meta:word-count="22" meta:character-count="99" meta:non-whitespace-character-count="84"/>
  </office:meta>
</office:document-meta>
</file>